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003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03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Kernel</text:span></text:p>
      <text:p text:style-name="P1"/>
      <text:p text:style-name="P3">Fonctions HAL:</text:p>
      <text:p text:style-name="Standard"/>
      <text:p text:style-name="Standard"><text:tab/><text:span text:style-name="T1">I/O</text:span></text:p>
      <text:p text:style-name="Standard">-ReadPort<text:tab/>port, type(char, int, long)</text:p>
      <text:p text:style-name="Standard">-WritePort<text:tab/>port, data, type(char, int, long)</text:p>
      <text:p text:style-name="Standard"/>
      <text:p text:style-name="Standard"><text:tab/><text:span text:style-name="T1">MMU</text:span></text:p>
      <text:p text:style-name="Standard"/>
      <text:p text:style-name="Standard">Alloc<text:tab/>start, size</text:p>
      <text:p text:style-name="Standard">Free<text:tab/>start, size</text:p>
      <text:p text:style-name="Standard"/>
      <text:p text:style-name="Standard"><text:tab/><text:span text:style-name="T1">CPU&amp;Arch</text:span></text:p>
      <text:p text:style-name="Standard">-Suspend</text:p>
      <text:p text:style-name="Standard">-IRQOn<text:tab/><text:tab/>irq</text:p>
      <text:p text:style-name="Standard">-IRQOff<text:tab/><text:tab/>irq</text:p>
      <text:p text:style-name="Standard">-IRQMask</text:p>
      <text:p text:style-name="Standard">-IRQUnMask</text:p>
      <text:p text:style-name="Standard">-Shutdown</text:p>
      <text:p text:style-name="Standard">-Restart</text:p>
      <text:p text:style-name="Standard">-Suspend<text:tab/><text:tab/>nb</text:p>
      <text:p text:style-name="Standard"/>
      <text:p text:style-name="P3">Native API:</text:p>
      <text:p text:style-name="Standard"/>
      <text:p text:style-name="Standard"><text:tab/><text:span text:style-name="T1">Execute</text:span></text:p>
      <text:p text:style-name="Standard">-Fork</text:p>
      <text:p text:style-name="Standard">-Thread<text:tab/>*</text:p>
      <text:p text:style-name="Standard">-Exec<text:tab/><text:tab/>*path</text:p>
      <text:p text:style-name="Standard">-Exit<text:tab/><text:tab/>code de sortie</text:p>
      <text:p text:style-name="Standard">-Suspend</text:p>
      <text:p text:style-name="Standard">-Sleep<text:tab/><text:tab/>time</text:p>
      <text:p text:style-name="Standard">-Signal<text:tab/><text:tab/>pid, Ex_Signal</text:p>
      <text:p text:style-name="Standard">-List<text:tab/><text:tab/>*Ex_PidList</text:p>
      <text:p text:style-name="Standard">-ExInfo<text:tab/>pid, *Ex_Info</text:p>
      <text:p text:style-name="Standard"/>
      <text:p text:style-name="Standard"><text:tab/><text:span text:style-name="T1">Affichage</text:span></text:p>
      <text:p text:style-name="Standard">-NewWindow<text:tab/><text:tab/>id,type</text:p>
      <text:p text:style-name="Standard">-GetWAttrib<text:tab/><text:tab/>id,*</text:p>
      <text:p text:style-name="Standard">-SetWAttrib<text:tab/><text:tab/>id,attrib</text:p>
      <text:p text:style-name="Standard">-UpdateWindow<text:tab/>id,buff</text:p>
      <text:p text:style-name="Standard">-CloseWindow<text:tab/>id</text:p>
      <text:p text:style-name="Standard">-InfoScreen<text:tab/><text:tab/>id (retourne la resolution et les couleurs de l'écran ou se situe la fenetre id)</text:p>
      <text:p text:style-name="Standard"/>
      <text:p text:style-name="Standard"><text:tab/><text:span text:style-name="T1">E/S Fichier</text:span></text:p>
      <text:p text:style-name="Standard">-Create<text:tab/>*path, type(file,directory,alias)</text:p>
      <text:p text:style-name="Standard">-Unlink(delete)<text:tab/>*path</text:p>
      <text:p text:style-name="Standard">-Open<text:tab/><text:tab/>*path,mode</text:p>
      <text:p text:style-name="Standard">-Close<text:tab/><text:tab/>id</text:p>
      <text:p text:style-name="Standard">-List<text:tab/><text:tab/>*path</text:p>
      <text:p text:style-name="Standard">-GetAttrib<text:tab/>id,*attrib</text:p>
      <text:p text:style-name="Standard">-SetAttrib<text:tab/>id,attrib</text:p>
      <text:p text:style-name="Standard"><text:soft-page-break/>-GetRight<text:tab/>*path,*</text:p>
      <text:p text:style-name="Standard">-SetRight<text:tab/>*path,*</text:p>
      <text:p text:style-name="Standard">-Seek<text:tab/><text:tab/>id,pos</text:p>
      <text:p text:style-name="Standard">-Read<text:tab/><text:tab/>id,*,size</text:p>
      <text:p text:style-name="Standard">-Write<text:tab/><text:tab/>id,*,size</text:p>
      <text:p text:style-name="Standard"/>
      <text:p text:style-name="Standard">-GetInfo<text:tab/>id,*info(structure permettant d'être plus universel)</text:p>
      <text:p text:style-name="Standard">-SetInfo<text:tab/>id,*info</text:p>
      <text:p text:style-name="Standard"/>
      <text:p text:style-name="Standard"/>
      <text:p text:style-name="Standard"><text:tab/><text:span text:style-name="T1">E/S Ressource</text:span></text:p>
      <text:p text:style-name="Standard">-ListRess<text:tab/>*Ress_List</text:p>
      <text:p text:style-name="Standard">-GetRess (réservation et abonnement à la ressource)<text:tab/>RessID</text:p>
      <text:p text:style-name="Standard">-ReleaseRess<text:tab/><text:tab/>RessID</text:p>
      <text:p text:style-name="Standard">-GetIOCTL<text:tab/><text:tab/>RessID,*IOCTL</text:p>
      <text:p text:style-name="Standard">-SendIOCTL<text:tab/><text:tab/>RessID,*IOCTL</text:p>
      <text:p text:style-name="Standard"/>
      <text:p text:style-name="Standard"><text:tab/><text:tab/>Type Screen:</text:p>
      <text:p text:style-name="Standard"><text:tab/><text:tab/><text:tab/>-List(résolution)<text:tab/>*Scr_List</text:p>
      <text:p text:style-name="Standard"><text:tab/><text:tab/><text:tab/>-Set(résolution, ordre)<text:tab/>nb, src_x, src_y</text:p>
      <text:p text:style-name="Standard"><text:tab/><text:tab/><text:tab/>-Get(résolution, ordre)<text:tab/>nb, src_x, src_y</text:p>
      <text:p text:style-name="Standard"/>
      <text:p text:style-name="Standard"><text:tab/><text:tab/>Type Date/Heure:</text:p>
      <text:p text:style-name="Standard"><text:tab/><text:tab/><text:tab/>-Set</text:p>
      <text:p text:style-name="Standard"><text:tab/><text:tab/><text:tab/>-Get</text:p>
      <text:p text:style-name="Standard"><text:tab/><text:tab/><text:tab/>-WakeUp</text:p>
      <text:p text:style-name="Standard"/>
      <text:p text:style-name="Standard"><text:tab/><text:tab/>Type Pointage:</text:p>
      <text:p text:style-name="Standard"><text:tab/><text:tab/><text:tab/>-List<text:tab/><text:tab/><text:tab/><text:tab/><text:tab/><text:tab/>Pnt_List</text:p>
      <text:p text:style-name="Standard"><text:tab/><text:tab/><text:tab/>-Set(attribut un dispositif à un écran)<text:tab/>scr</text:p>
      <text:p text:style-name="Standard"><text:tab/><text:tab/><text:tab/>-Get<text:tab/><text:tab/><text:tab/><text:tab/><text:tab/><text:tab/>scr</text:p>
      <text:p text:style-name="Standard"><text:tab/><text:tab/>(cas des souris en bureau virtuel: au dépassement des limites de l'écran courant, <text:s/>changement automatique vers l'écran précédent, suivant)</text:p>
      <text:p text:style-name="Standard"/>
      <text:p text:style-name="Standard"><text:tab/><text:tab/>Type Lecteur</text:p>
      <text:p text:style-name="Standard"><text:tab/><text:tab/><text:tab/>-Size</text:p>
      <text:p text:style-name="Standard"><text:tab/><text:tab/><text:tab/>-DiskLinked</text:p>
      <text:p text:style-name="Standard"/>
      <text:p text:style-name="Standard"><text:tab/><text:tab/>Type Disk</text:p>
      <text:p text:style-name="Standard"><text:tab/><text:tab/><text:tab/>-Eject</text:p>
      <text:p text:style-name="Standard"/>
      <text:p text:style-name="Standard"><text:tab/><text:tab/>Type Impression</text:p>
      <text:p text:style-name="Standard"><text:tab/><text:tab/>Type Scanner</text:p>
      <text:p text:style-name="Standard"><text:tab/><text:tab/>Type Webcam</text:p>
      <text:p text:style-name="Standard"><text:tab/><text:tab/>Type Réseau IP</text:p>
      <text:p text:style-name="Standard"><text:tab/><text:tab/>Type Samba Network</text:p>
      <text:p text:style-name="Standard"><text:tab/><text:tab/>Type Son</text:p>
      <text:p text:style-name="Standard"><text:tab/><text:tab/>Type Spécifique<text:tab/><text:tab/>(Désigne tout matériels spécifique)</text:p>
      <text:p text:style-name="Standard"/>
      <text:p text:style-name="Standard"/>
      <text:p text:style-name="Standard"><text:tab/><text:span text:style-name="T1">Memoire</text:span></text:p>
      <text:p text:style-name="Standard">-Malloc<text:tab/>size</text:p>
      <text:p text:style-name="Standard"><text:soft-page-break/>-Free<text:tab/><text:tab/>*</text:p>
      <text:p text:style-name="Standard"/>
      <text:p text:style-name="Standard"><text:tab/><text:span text:style-name="T1">Syncro</text:span></text:p>
      <text:p text:style-name="Standard">-WaitPid<text:tab/>pid</text:p>
      <text:p text:style-name="Standard">-CreateSemaphore</text:p>
      <text:p text:style-name="Standard">-GetSem<text:tab/>id</text:p>
      <text:p text:style-name="Standard">-ReleaseSem<text:tab/>id</text:p>
      <text:p text:style-name="Standard">-FreeSem<text:tab/>id</text:p>
      <text:p text:style-name="Standard"/>
      <text:p text:style-name="Standard"><text:tab/><text:span text:style-name="T1">Share</text:span></text:p>
      <text:p text:style-name="Standard">SetMemShare<text:tab/><text:tab/>*buff</text:p>
      <text:p text:style-name="Standard">UpdateMemShare<text:tab/>id</text:p>
      <text:p text:style-name="Standard">GetMemShare<text:tab/><text:tab/>id,*buff</text:p>
      <text:p text:style-name="Standard"/>
      <text:p text:style-name="P3">Fonction Kernel:</text:p>
      <text:p text:style-name="P2"/>
      <text:p text:style-name="P2"><text:tab/>Memoire</text:p>
      <text:p text:style-name="P2">FindFreeBlock<text:tab/>size</text:p>
      <text:p text:style-name="P2">Kmalloc<text:tab/><text:tab/>start,size</text:p>
      <text:p text:style-name="Standard"/>
      <text:p text:style-name="Standard">----------------------------------------------</text:p>
      <text:p text:style-name="Standard">Malloc (size)</text:p>
      <text:p text:style-name="Standard"><text:tab/>cher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0M29S</meta:editing-duration>
    <meta:editing-cycles>85</meta:editing-cycles>
    <meta:generator>LibreOffice/3.6$Windows_x86 LibreOffice_project/5b93205-6e6b3fc-7830f6d-c08ad66-1d9bf4</meta:generator>
    <dc:date>2013-03-14T18:55:26.84</dc:date>
    <meta:document-statistic meta:table-count="0" meta:image-count="0" meta:object-count="0" meta:page-count="3" meta:paragraph-count="101" meta:word-count="248" meta:character-count="1947" meta:non-whitespace-character-count="1689"/>
    <meta:user-defined meta:name="Info 1"/>
    <meta:user-defined meta:name="Info 2"/>
    <meta:user-defined meta:name="Info 3"/>
    <meta:user-defined meta:name="Info 4"/>
  </office:meta>
</office:document-meta>
</file>